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Welco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gin</text:p>
          </table:table-cell>
          <table:table-cell office:value-type="string" calcext:value-type="string">
            <text:p>guest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home </text:p>
          </table:table-cell>
          <table:covered-table-cell/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hom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bout 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skill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udent</text:p>
          </table:table-cell>
          <table:table-cell office:value-type="string" calcext:value-type="string">
            <text:p>social 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ert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obbie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xperienc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09:32:22.935814385</meta:creation-date>
    <dc:date>2023-05-29T00:33:34.450524538</dc:date>
    <meta:editing-duration>PT12H36S</meta:editing-duration>
    <meta:editing-cycles>2</meta:editing-cycles>
    <meta:generator>LibreOffice/7.3.7.2$Linux_X86_64 LibreOffice_project/30$Build-2</meta:generator>
    <meta:document-statistic meta:table-count="1" meta:cell-count="16" meta:object-count="0"/>
  </office:meta>
</office:document-meta>
</file>